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auto"/>
      <style:text-properties fo:language="gl" fo:country="ES" fo:background-color="transparent"/>
    </style:style>
    <style:style style:name="P2" style:family="paragraph" style:parent-style-name="Text_20_body">
      <style:paragraph-properties fo:margin-top="0cm" fo:margin-bottom="0.212cm" style:contextual-spacing="false" fo:text-align="center" style:justify-single-word="false"/>
      <style:text-properties fo:language="gl" fo:country="ES" fo:background-color="transparent"/>
    </style:style>
    <style:style style:name="P3" style:family="paragraph" style:parent-style-name="Text_20_body">
      <style:paragraph-properties fo:margin-top="0cm" fo:margin-bottom="0.212cm" style:contextual-spacing="false" fo:text-align="justify" style:justify-single-word="false"/>
      <style:text-properties fo:background-color="transparent"/>
    </style:style>
    <style:style style:name="P4" style:family="paragraph" style:parent-style-name="Texto_20_sin_20_formato">
      <style:text-properties fo:background-color="transparent"/>
    </style:style>
    <style:style style:name="P5" style:family="paragraph" style:parent-style-name="Standard" style:list-style-name="WW8Num3">
      <style:paragraph-properties fo:margin-left="-0.64cm" fo:margin-right="0cm" fo:margin-top="0.199cm" fo:margin-bottom="0cm" style:contextual-spacing="false" fo:text-align="justify" style:justify-single-word="false" fo:text-indent="0cm" style:auto-text-indent="false">
        <style:tab-stops>
          <style:tab-stop style:position="0.788cm"/>
        </style:tab-stops>
      </style:paragraph-properties>
      <style:text-properties fo:font-size="12pt" fo:language="gl" fo:country="ES" fo:background-color="#83caff" style:font-size-asian="12pt" style:font-size-complex="12pt"/>
    </style:style>
    <style:style style:name="P6" style:family="paragraph" style:parent-style-name="Standard" style:list-style-name="WW8Num3">
      <style:paragraph-properties fo:margin-left="-0.64cm" fo:margin-right="0cm" fo:text-align="justify" style:justify-single-word="false" fo:text-indent="0cm" style:auto-text-indent="false">
        <style:tab-stops/>
      </style:paragraph-properties>
      <style:text-properties fo:font-size="12pt" fo:language="gl" fo:country="ES" fo:background-color="#83caff" style:font-size-asian="12pt" style:font-size-complex="12pt"/>
    </style:style>
    <style:style style:name="P7" style:family="paragraph" style:parent-style-name="Standard" style:list-style-name="WW8Num3">
      <style:paragraph-properties fo:margin-left="-0.64cm" fo:margin-right="0cm" fo:text-align="justify" style:justify-single-word="false" fo:text-indent="0cm" style:auto-text-indent="false">
        <style:tab-stops/>
      </style:paragraph-properties>
      <style:text-properties style:use-window-font-color="true" loext:opacity="0%" fo:font-size="12pt" fo:language="gl" fo:country="ES" fo:background-color="#83caff" style:font-size-asian="12pt" style:font-size-complex="12pt"/>
    </style:style>
    <style:style style:name="P8" style:family="paragraph" style:parent-style-name="Standard" style:list-style-name="WW8Num3">
      <style:paragraph-properties fo:margin-left="-0.64cm" fo:margin-right="0cm" fo:text-align="justify" style:justify-single-word="false" fo:orphans="2" fo:widows="2" fo:text-indent="0cm" style:auto-text-indent="false" style:writing-mode="lr-tb">
        <style:tab-stops/>
      </style:paragraph-properties>
      <style:text-properties style:use-window-font-color="true" loext:opacity="0%" style:font-name="Times New Roman" fo:font-size="12pt" fo:language="gl" fo:country="ES" fo:background-color="#83caff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Standard" style:list-style-name="WW8Num3">
      <style:paragraph-properties fo:margin-left="-0.64cm" fo:margin-right="0cm" fo:text-align="justify" style:justify-single-word="false" fo:orphans="2" fo:widows="2" fo:text-indent="0cm" style:auto-text-indent="false" style:writing-mode="lr-tb">
        <style:tab-stops/>
      </style:paragraph-properties>
      <style:text-properties style:use-window-font-color="true" loext:opacity="0%" style:font-name="Times New Roman" fo:font-size="12pt" fo:language="gl" fo:country="ES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Standard" style:list-style-name="WW8Num3">
      <style:paragraph-properties fo:margin-left="-0.64cm" fo:margin-right="0cm" fo:text-align="justify" style:justify-single-word="false" fo:orphans="2" fo:widows="2" fo:text-indent="0cm" style:auto-text-indent="false" style:writing-mode="lr-tb">
        <style:tab-stops/>
      </style:paragraph-properties>
      <style:text-properties style:use-window-font-color="true" loext:opacity="0%" fo:font-size="12pt" fo:language="gl" fo:country="ES" fo:background-color="#83caff" style:font-size-asian="12pt" style:font-size-complex="12pt"/>
    </style:style>
    <style:style style:name="P11" style:family="paragraph" style:parent-style-name="Standard" style:list-style-name="WW8Num3">
      <style:paragraph-properties fo:margin-left="-0.64cm" fo:margin-right="0cm" fo:text-align="justify" style:justify-single-word="false" fo:text-indent="0cm" style:auto-text-indent="false">
        <style:tab-stops/>
      </style:paragraph-properties>
      <style:text-properties style:use-window-font-color="true" loext:opacity="0%" style:font-name="Times New Roman" fo:font-size="12pt" fo:language="gl" fo:country="ES" fo:background-color="#83caff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 style:list-style-name="WW8Num3">
      <style:paragraph-properties fo:margin-left="-0.64cm" fo:margin-right="0cm" fo:text-align="justify" style:justify-single-word="false" fo:text-indent="0cm" style:auto-text-indent="false">
        <style:tab-stops/>
      </style:paragraph-properties>
      <style:text-properties style:use-window-font-color="true" loext:opacity="0%" fo:font-size="12pt" fo:language="gl" fo:country="ES" fo:background-color="transparen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fo:language="gl" fo:country="ES" style:font-size-asian="12pt"/>
    </style:style>
    <style:style style:name="T3" style:family="text">
      <style:text-properties style:font-name="Courier New" fo:font-size="11pt" fo:language="gl" fo:country="ES" fo:font-weight="bold" style:font-size-asian="11pt" style:font-weight-asian="bold" style:font-name-complex="Courier New" style:font-weight-complex="bold"/>
    </style:style>
    <style:style style:name="T4" style:family="text">
      <style:text-properties fo:font-size="12pt" fo:language="gl" fo:country="ES" fo:font-weight="bold" style:font-size-asian="12pt" style:font-weight-asian="bold" style:font-weight-complex="bold"/>
    </style:style>
    <style:style style:name="T5" style:family="text">
      <style:text-properties style:font-name="Arial" fo:font-size="11pt" fo:language="gl" fo:country="ES" style:font-name-asian="MS Mincho1" style:font-size-asian="11pt" style:font-name-complex="Arial"/>
    </style:style>
    <style:style style:name="T6" style:family="text">
      <style:text-properties style:font-name="Arial" fo:font-size="11pt" fo:language="gl" fo:country="ES" style:text-underline-style="solid" style:text-underline-width="auto" style:text-underline-color="font-color" style:font-name-asian="MS Mincho1" style:font-size-asian="11pt" style:font-name-complex="Arial"/>
    </style:style>
    <style:style style:name="T7" style:family="text">
      <style:text-properties style:use-window-font-color="true" loext:opacity="0%" style:font-name="Arial" fo:font-size="11pt" fo:language="gl" fo:country="ES" style:font-name-asian="MS Mincho1" style:font-size-asian="11pt" style:font-name-complex="Arial"/>
    </style:style>
    <style:style style:name="T8" style:family="text">
      <style:text-properties style:use-window-font-color="true" loext:opacity="0%"/>
    </style:style>
    <style:style style:name="T9" style:family="text">
      <style:text-properties fo:background-color="#83caff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57d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estión de Bases de Datos</text:p>
      <text:p text:style-name="P2"><text:span text:style-name="T1">Unidade 4- 1ª Parte – Realización de consultas (Editor de consultas)</text:span> - Folla 2- </text:p>
      <text:p text:style-name="P3"><text:span text:style-name="T2">Dada a base de datos </text:span><text:span text:style-name="T3">xestión</text:span><text:span text:style-name="T4"> </text:span><text:span text:style-name="T2">co seguinte esquema, efectuar en SQL as consultas que se indican </text:span></text:p>
      <text:p text:style-name="P4"><text:span text:style-name="T5">artigo (</text:span><text:span text:style-name="T6">ar_id</text:span><text:span text:style-name="T5">, ar_descricion, ar_prezo, ar_stockmin, ar_stockmax, ar_stockpend, ar_stock) </text:span></text:p>
      <text:p text:style-name="P4"><text:span text:style-name="T5">cliente (</text:span><text:span text:style-name="T6">cl_id</text:span><text:span text:style-name="T5">, cl_nome, cl_enderezo, cl_codpostal, cl_cidade, cl_telefono)</text:span></text:p>
      <text:p text:style-name="P4"><text:span text:style-name="T5">linea_ped (</text:span><text:span text:style-name="T6">lp_numped</text:span><text:span text:style-name="T5">, </text:span><text:span text:style-name="T6">lp_numlinea</text:span><text:span text:style-name="T5">, lp_idartigo, lp_canped)</text:span></text:p>
      <text:p text:style-name="P4"><text:span text:style-name="T5">pedido (</text:span><text:span text:style-name="T6">pe_numped</text:span><text:span text:style-name="T5">, pe_idcliente, pe_datape</text:span><text:span text:style-name="T7">d, pe_enviado)</text:span></text:p>
      <text:list text:style-name="WW8Num3">
        <text:list-item>
          <text:p text:style-name="P5">Obter toda a información dos clientes.</text:p>
        </text:list-item>
        <text:list-item>
          <text:p text:style-name="P6">Obter o nome e teléfono dos clientes.</text:p>
        </text:list-item>
        <text:list-item>
          <text:p text:style-name="P6">Obter os datos dos clientes por orde de cidade e nome de cliente.</text:p>
        </text:list-item>
        <text:list-item>
          <text:p text:style-name="P6">O mesmo que o anterior pero por orde inverso de nome.</text:p>
        </text:list-item>
        <text:list-item>
          <text:p text:style-name="P6">Obter os datos dos clientes de LUGO, ordenados por código postal.</text:p>
        </text:list-item>
        <text:list-item>
          <text:p text:style-name="P6">Obter os datos dos clientes dos que se descoñece<text:span text:style-name="T8"> o código postal.</text:span></text:p>
        </text:list-item>
        <text:list-item>
          <text:p text:style-name="P7">Obter os artigos cun prezo superior a 150 € e os artigos dos que se teñan menos de 100 unidades.</text:p>
        </text:list-item>
        <text:list-item>
          <text:p text:style-name="P7">Obter os pedidos feitos a partir do 1 de Xaneiro de 2001, e o nome do cliente que os fixo.</text:p>
        </text:list-item>
        <text:list-item>
          <text:p text:style-name="P7">Obter os artigos cun prezo entre 100 e 200 Euros.</text:p>
        </text:list-item>
        <text:list-item>
          <text:p text:style-name="P6">Obter os pedidos realizados durante o ano 2001. De cada pedido débese obter o número, data e o nome do cliente que o fixo.</text:p>
        </text:list-item>
        <text:list-item>
          <text:p text:style-name="P6">Obter todos os artigos cun prezo de 1<text:span text:style-name="T8">0, 99 ou 1000 Euros.</text:span></text:p>
        </text:list-item>
        <text:list-item>
          <text:p text:style-name="P7">Obter todos os clientes con nome que remate en “e”.</text:p>
        </text:list-item>
        <text:list-item>
          <text:p text:style-name="P7">Obter todos os artigos que conteñan a palabra “pluma” na súa descrición.</text:p>
        </text:list-item>
        <text:list-item>
          <text:p text:style-name="P7">Obter todos os artigos cunha descrición que teña a cadea <text:s/>“li” a partir da terceira posición.</text:p>
        </text:list-item>
        <text:list-item>
          <text:p text:style-name="P7">Obter os clientes lucenses que realizaran un pedido entre o 1 de Xaneiro de 2001 e o día de hoxe.</text:p>
        </text:list-item>
        <text:list-item>
          <text:p text:style-name="P7">Obter os artigos dos que sexa necesario efectuar o pedido e a cantidade que se debe pedir de cada un.<text:span text:style-name="T9"/></text:p>
        </text:list-item>
        <text:list-item>
          <text:p text:style-name="P7">Listar todos os artigos que <text:span text:style-name="T10">non</text:span> foran pedidos entre o 1 de Xaneiro de 2002 e o día de hoxe.</text:p>
        </text:list-item>
        <text:list-item>
          <text:p text:style-name="P7">Obter parellas de artigos onde a cantidade en stock do primeiro é 5 veces o stock do segundo.</text:p>
        </text:list-item>
        <text:list-item>
          <text:p text:style-name="P8">Obter as parellas de clientes que viven na mesma cidade.</text:p>
        </text:list-item>
        <text:list-item>
          <text:p text:style-name="P8">Obter as parellas de clientes que fixeron pedidos na mesma data.</text:p>
        </text:list-item>
        <text:list-item>
          <text:p text:style-name="P9">Obter aqueles artigos dos que se fixeron pedidos en cantidades iguais en diferentes pedidos. Evitar as parellas triviais formadas pola repetición dun mesmo pedido. Obter tamén o número e data dos pedidos nos que se produciu esa coincidencia e a cantidade pedida.</text:p>
        </text:list-item>
        <text:list-item>
          <text:p text:style-name="P10">Obter o número de artigos, os prezos máximo e mínimo e medio.</text:p>
        </text:list-item>
        <text:list-item>
          <text:p text:style-name="P7">Obter o número total de artigos dos que hai algunha unidade en stock.</text:p>
        </text:list-item>
        <text:list-item>
          <text:p text:style-name="P11">Obter, para cada cidade, cantos clientes hai.</text:p>
        </text:list-item>
        <text:list-item>
          <text:p text:style-name="P8">Obter, para cada data, cantos pedidos se fixeron nesa data.</text:p>
        </text:list-item>
        <text:list-item>
          <text:p text:style-name="P8">Obter cantos pedidos fixo cada cliente</text:p>
        </text:list-item>
        <text:list-item>
          <text:p text:style-name="P7">Obter o número de liñas de cada pedido.</text:p>
        </text:list-item>
        <text:list-item>
          <text:p text:style-name="P8">Obter para cada liña de pedido, a cantidade pedida, o prezo unitario e o importe da mesma</text:p>
        </text:list-item>
        <text:list-item>
          <text:p text:style-name="P7">Obter o importe total de cada pedido.</text:p>
        </text:list-item>
        <text:list-item>
          <text:p text:style-name="P8">Obter o importe total dos pedidos con máis de dúas liñas de pedido.</text:p>
        </text:list-item>
        <text:list-item>
          <text:p text:style-name="P8">Obter en cantas cidades distintas ten clientes a librería.</text:p>
        </text:list-item>
        <text:list-item>
          <text:p text:style-name="P8">Listar todos os artigos cunha cantidade en stock maior ou igual que a suma de tódalas cantidades pedidas do mesmo artigo.</text:p>
        </text:list-item>
        <text:list-item>
          <text:p text:style-name="P7"><text:soft-page-break/>Listar os artigos solicitados en pedidos pendentes de envío, xunto coa suma das cantidades pedidas de cada artigo.</text:p>
        </text:list-item>
        <text:list-item>
          <text:p text:style-name="P7">Obter o mesmo que no exercicio anterior pero mostrando só aqueles casos nos que a suma de cantidades pedidas sexa <text:span text:style-name="T11">inferior</text:span> ao stock actual mais o stock pendente de recibir. Mostrar ademais o “<text:span text:style-name="T11">superávit</text:span>” de cada artigo.</text:p>
        </text:list-item>
        <text:list-item>
          <text:p text:style-name="P7">Obter o día do mes, da semana, mes e ano da data de cada pedido.<text:tab/></text:p>
        </text:list-item>
        <text:list-item>
          <text:p text:style-name="P12">Se dividimos os clientes segundo a inicial do seu nome en dous grupos, o primeiro deles formado por aqueles clientes cuxo nome comenza por letras entre a A e a J e o segundo polos que teñen un nome que comeza por letras entre a K e a Z, obter o número de pedidos realizados polos clientes de cada grup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8pt" fo:language="es" fo:country="ES" style:font-size-asian="1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49cm" style:auto-text-indent="false"/>
      <style:text-properties fo:font-size="12pt" fo:font-style="italic" fo:font-weight="bold" style:font-size-asian="12pt" style:font-style-asian="italic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space-before="0.641cm" text:min-label-width="0.64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>
        <style:tab-stops>
          <style:tab-stop style:position="17.002cm" style:type="right"/>
        </style:tab-stops>
      </style:paragraph-properties>
      <style:text-properties officeooo:paragraph-rsid="0018986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MT1" style:family="text">
      <style:text-properties fo:language="gl" fo:country="ES" fo:font-style="italic" officeooo:rsid="00189869" style:font-style-asian="italic"/>
    </style:style>
    <style:style style:name="MT2" style:family="text">
      <style:text-properties fo:language="gl" fo:country="ES"/>
    </style:style>
    <style:style style:name="MT3" style:family="text">
      <style:text-properties fo:language="gl" fo:country="ES" fo:font-style="italic" style:font-style-asian="italic"/>
    </style:style>
    <style:style style:name="MT4" style:family="text">
      <style:text-properties officeooo:rsid="00189869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01cm" fo:margin-left="0cm" fo:margin-right="0cm" fo:margin-top="0.50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W</text:span><text:span text:style-name="MT2"><text:tab/>1</text:span><text:span text:style-name="MT3">º Curso</text:span></text:p>
      </style:header>
      <style:footer>
        <text:p text:style-name="MP2">IES A Pinguela<text:tab/>Curso 20<text:span text:style-name="MT4">22</text:span>-20<text:span text:style-name="MT4">23</text:span><text:tab/>Monfort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A</dc:title>
    <meta:initial-creator>Enrique Cabañas Olmo</meta:initial-creator>
    <meta:creation-date>2007-01-18T11:28:00</meta:creation-date>
    <dc:date>2025-02-16T14:40:13.272000000</dc:date>
    <meta:print-date>2025-01-23T01:45:16.323000000</meta:print-date>
    <dc:language>es-ES</dc:language>
    <meta:editing-cycles>94</meta:editing-cycles>
    <meta:editing-duration>PT20H12M38S</meta:editing-duration>
    <meta:printed-by>Archivos PDF</meta:printed-by>
    <meta:document-statistic meta:table-count="0" meta:image-count="0" meta:object-count="0" meta:page-count="2" meta:paragraph-count="45" meta:word-count="683" meta:character-count="3728" meta:non-whitespace-character-count="3120"/>
    <meta:user-defined meta:name="Info 1"/>
    <meta:user-defined meta:name="Info 2"/>
    <meta:user-defined meta:name="Info 3"/>
    <meta:user-defined meta:name="Info 4"/>
  </office:meta>
</office:document-meta>
</file>